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officeooo:paragraph-rsid="00292fbf" style:font-size-asian="12pt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officeooo:rsid="004aaabe" officeooo:paragraph-rsid="004aaabe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officeooo:rsid="00190bb1" officeooo:paragraph-rsid="00190bb1"/>
    </style:style>
    <style:style style:name="P5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6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248c53" style:font-name-asian="Times New Roman2" style:font-size-asian="14pt" style:font-weight-asian="bold" style:font-name-complex="Times New Roman2" style:font-size-complex="16pt"/>
    </style:style>
    <style:style style:name="P7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535102" style:font-name-asian="Times New Roman2" style:font-size-asian="14pt" style:font-weight-asian="bold" style:font-name-complex="Times New Roman2" style:font-size-complex="16pt" style:font-weight-complex="bold"/>
    </style:style>
    <style:style style:name="P8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554cc1" style:font-name-asian="Times New Roman2" style:font-size-asian="14pt" style:font-weight-asian="bold" style:font-name-complex="Times New Roman2" style:font-size-complex="16pt" style:font-weight-complex="bold"/>
    </style:style>
    <style:style style:name="P9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10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e733b" officeooo:paragraph-rsid="003e733b" style:font-size-asian="10.5pt" style:font-size-complex="12pt"/>
    </style:style>
    <style:style style:name="P11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248c53" style:font-name-asian="Times New Roman2" style:font-size-asian="14pt" style:font-weight-asian="bold" style:font-name-complex="Times New Roman2" style:font-size-complex="16pt"/>
    </style:style>
    <style:style style:name="P12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535102" style:font-name-asian="Times New Roman2" style:font-size-asian="14pt" style:font-weight-asian="bold" style:font-name-complex="Times New Roman2" style:font-size-complex="16pt" style:font-weight-complex="bold"/>
    </style:style>
    <style:style style:name="P13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554cc1" style:font-name-asian="Times New Roman2" style:font-size-asian="14pt" style:font-weight-asian="bold" style:font-name-complex="Times New Roman2" style:font-size-complex="16pt" style:font-weight-complex="bold"/>
    </style:style>
    <style:style style:name="P14" style:family="paragraph">
      <loext:graphic-properties draw:fill="none"/>
      <style:paragraph-properties fo:text-align="start"/>
    </style:style>
    <style:style style:name="P15" style:family="paragraph">
      <style:paragraph-properties fo:margin-top="0cm" fo:margin-bottom="0cm" fo:line-height="100%" fo:text-align="center"/>
    </style:style>
    <style:style style:name="P16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7" style:family="paragraph">
      <loext:graphic-properties draw:fill="none"/>
      <style:paragraph-properties fo:margin-top="0cm" fo:margin-bottom="0cm" fo:line-height="100%" fo:text-align="center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20" style:family="paragraph">
      <loext:graphic-properties draw:fill="none"/>
      <style:paragraph-properties fo:margin-top="0cm" fo:margin-bottom="0cm" fo:line-height="100%" fo:text-align="start"/>
    </style:style>
    <style:style style:name="P21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32598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409cm" fo:min-width="17.86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74cm" fo:min-width="0.739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74cm" fo:min-width="0.94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74cm" fo:min-width="1.341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74cm" fo:min-width="0.848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74cm" fo:min-width="1.282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614cm" fo:min-width="11.1cm" fo:padding-top="0.035cm" fo:padding-bottom="0.035cm" fo:padding-left="0.035cm" fo:padding-right="0.035cm" fo:wrap-option="wrap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374cm" fo:min-width="3.468cm" fo:padding-top="0.035cm" fo:padding-bottom="0.035cm" fo:padding-left="0.035cm" fo:padding-right="0.035cm" fo:wrap-option="wrap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74cm" fo:min-width="4.209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72cm" fo:min-width="1.884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72cm" fo:min-width="2.29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74cm" fo:min-width="1.8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middle" draw:auto-grow-height="false" draw:fit-to-size="false" style:shrink-to-fit="false" fo:min-height="2.237cm" fo:min-width="5.711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374cm" fo:min-width="1.284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74cm" fo:min-width="2.064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372cm" fo:min-width="2.064cm" fo:padding-top="0.035cm" fo:padding-bottom="0.035cm" fo:padding-left="0.035cm" fo:padding-right="0.035cm" fo:wrap-option="wrap" style:run-through="foreground"/>
    </style:style>
    <style:style style:name="gr23" style:family="graphic">
      <style:graphic-properties draw:stroke="none" svg:stroke-width="0cm" draw:fill="none" draw:textarea-vertical-align="top" draw:auto-grow-height="false" draw:fit-to-size="false" style:shrink-to-fit="false" fo:min-height="0.561cm" fo:min-width="5.08cm" fo:padding-top="0.035cm" fo:padding-bottom="0.035cm" fo:padding-left="0.035cm" fo:padding-right="0.035cm" fo:wrap-option="wrap" style:run-through="foreground"/>
    </style:style>
    <style:style style:name="gr2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372cm" fo:min-width="0.737cm" fo:padding-top="0.035cm" fo:padding-bottom="0.035cm" fo:padding-left="0.035cm" fo:padding-right="0.035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372cm" fo:min-width="0.937cm" fo:padding-top="0.035cm" fo:padding-bottom="0.035cm" fo:padding-left="0.035cm" fo:padding-right="0.035cm" fo:wrap-option="wrap" style:run-through="foreground"/>
    </style:style>
    <style:style style:name="gr27" style:family="graphic">
      <style:graphic-properties draw:stroke="none" svg:stroke-width="0cm" draw:fill="none" draw:textarea-vertical-align="top" draw:auto-grow-height="false" draw:fit-to-size="false" style:shrink-to-fit="false" fo:min-height="0.372cm" fo:min-width="2.284cm" fo:padding-top="0.035cm" fo:padding-bottom="0.035cm" fo:padding-left="0.035cm" fo:padding-right="0.035cm" fo:wrap-option="wrap" style:run-through="foreground"/>
    </style:style>
    <style:style style:name="gr28" style:family="graphic">
      <style:graphic-properties draw:stroke="none" svg:stroke-width="0cm" draw:fill="none" draw:textarea-vertical-align="top" draw:auto-grow-height="false" draw:fit-to-size="false" style:shrink-to-fit="false" fo:min-height="0.372cm" fo:min-width="1.334cm" fo:padding-top="0.035cm" fo:padding-bottom="0.035cm" fo:padding-left="0.035cm" fo:padding-right="0.035cm" fo:wrap-option="wrap" style:run-through="foreground"/>
    </style:style>
    <style:style style:name="gr29" style:family="graphic">
      <style:graphic-properties draw:stroke="none" svg:stroke-width="0cm" draw:fill="none" draw:textarea-vertical-align="top" draw:auto-grow-height="false" draw:fit-to-size="false" style:shrink-to-fit="false" fo:min-height="0.372cm" fo:min-width="0.845cm" fo:padding-top="0.035cm" fo:padding-bottom="0.035cm" fo:padding-left="0.035cm" fo:padding-right="0.035cm" fo:wrap-option="wrap" style:run-through="foreground"/>
    </style:style>
    <style:style style:name="gr30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47cm" fo:min-width="17.794cm" fo:padding-top="0.127cm" fo:padding-bottom="0.127cm" fo:padding-left="0.254cm" fo:padding-right="0.254cm" fo:wrap-option="wrap" style:run-through="foreground"/>
    </style:style>
    <style:style style:name="gr31" style:family="graphic">
      <style:graphic-properties draw:stroke="none" svg:stroke-width="0cm" draw:fill="none" draw:textarea-vertical-align="top" draw:auto-grow-height="false" draw:fit-to-size="false" style:shrink-to-fit="false" fo:min-height="0.612cm" fo:min-width="9.814cm" fo:padding-top="0.035cm" fo:padding-bottom="0.035cm" fo:padding-left="0.035cm" fo:padding-right="0.035cm" fo:wrap-option="wrap" style:run-through="foreground"/>
    </style:style>
    <style:style style:name="gr32" style:family="graphic">
      <style:graphic-properties draw:stroke="none" svg:stroke-width="0cm" draw:fill="none" draw:textarea-vertical-align="top" draw:auto-grow-height="false" draw:fit-to-size="false" style:shrink-to-fit="false" fo:min-height="0.614cm" fo:min-width="1.279cm" fo:padding-top="0.035cm" fo:padding-bottom="0.035cm" fo:padding-left="0.035cm" fo:padding-right="0.035cm" fo:wrap-option="wrap" style:run-through="foreground"/>
    </style:style>
    <style:style style:name="gr33" style:family="graphic">
      <style:graphic-properties draw:stroke="none" svg:stroke-width="0cm" draw:fill="none" draw:textarea-vertical-align="top" draw:auto-grow-height="false" draw:fit-to-size="false" style:shrink-to-fit="false" fo:min-height="0.616cm" fo:min-width="1.279cm" fo:padding-top="0.035cm" fo:padding-bottom="0.035cm" fo:padding-left="0.035cm" fo:padding-right="0.035cm" fo:wrap-option="wrap" style:run-through="foreground"/>
    </style:style>
    <style:style style:name="gr34" style:family="graphic">
      <style:graphic-properties draw:stroke="none" svg:stroke-width="0cm" draw:fill="none" draw:textarea-vertical-align="top" draw:auto-grow-height="false" draw:fit-to-size="false" style:shrink-to-fit="false" fo:min-height="0.37cm" fo:min-width="0.737cm" fo:padding-top="0.035cm" fo:padding-bottom="0.035cm" fo:padding-left="0.035cm" fo:padding-right="0.035cm" fo:wrap-option="wrap" style:run-through="foreground"/>
    </style:style>
    <style:style style:name="gr35" style:family="graphic">
      <style:graphic-properties draw:stroke="none" svg:stroke-width="0cm" draw:fill="none" draw:textarea-vertical-align="top" draw:auto-grow-height="false" draw:fit-to-size="false" style:shrink-to-fit="false" fo:min-height="0.37cm" fo:min-width="0.937cm" fo:padding-top="0.035cm" fo:padding-bottom="0.035cm" fo:padding-left="0.035cm" fo:padding-right="0.035cm" fo:wrap-option="wrap" style:run-through="foreground"/>
    </style:style>
    <style:style style:name="gr36" style:family="graphic">
      <style:graphic-properties draw:stroke="none" svg:stroke-width="0cm" draw:fill="none" draw:textarea-vertical-align="top" draw:auto-grow-height="false" draw:fit-to-size="false" style:shrink-to-fit="false" fo:min-height="0.37cm" fo:min-width="2.284cm" fo:padding-top="0.035cm" fo:padding-bottom="0.035cm" fo:padding-left="0.035cm" fo:padding-right="0.035cm" fo:wrap-option="wrap" style:run-through="foreground"/>
    </style:style>
    <style:style style:name="gr37" style:family="graphic">
      <style:graphic-properties draw:stroke="none" svg:stroke-width="0cm" draw:fill="none" draw:textarea-vertical-align="top" draw:auto-grow-height="false" draw:fit-to-size="false" style:shrink-to-fit="false" fo:min-height="0.37cm" fo:min-width="1.334cm" fo:padding-top="0.035cm" fo:padding-bottom="0.035cm" fo:padding-left="0.035cm" fo:padding-right="0.035cm" fo:wrap-option="wrap" style:run-through="foreground"/>
    </style:style>
    <style:style style:name="gr38" style:family="graphic">
      <style:graphic-properties draw:stroke="none" svg:stroke-width="0cm" draw:fill="none" draw:textarea-vertical-align="top" draw:auto-grow-height="false" draw:fit-to-size="false" style:shrink-to-fit="false" fo:min-height="0.37cm" fo:min-width="0.845cm" fo:padding-top="0.035cm" fo:padding-bottom="0.035cm" fo:padding-left="0.035cm" fo:padding-right="0.035cm" fo:wrap-option="wrap" style:run-through="foreground"/>
    </style:style>
    <style:style style:name="gr39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14cm" fo:min-width="17.794cm" fo:padding-top="0.127cm" fo:padding-bottom="0.127cm" fo:padding-left="0.254cm" fo:padding-right="0.254cm" fo:wrap-option="wrap" style:run-through="foreground"/>
    </style:style>
    <style:style style:name="gr40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46cm" fo:min-width="17.794cm" fo:padding-top="0.127cm" fo:padding-bottom="0.127cm" fo:padding-left="0.254cm" fo:padding-right="0.254cm" fo:wrap-option="wrap" style:run-through="foreground"/>
    </style:style>
    <style:style style:name="gr41" style:family="graphic">
      <style:graphic-properties draw:stroke="none" svg:stroke-width="0cm" draw:fill="none" draw:textarea-vertical-align="top" draw:auto-grow-height="false" draw:fit-to-size="false" style:shrink-to-fit="false" fo:min-height="0.61cm" fo:min-width="9.814cm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draw:g text:anchor-type="paragraph" draw:z-index="0" draw:name="Группа 212" draw:style-name="gr1"><draw:custom-shape draw:name="Rectangle 11" draw:style-name="gr2" draw:text-style-name="P14" svg:width="18.373cm" svg:height="28.662cm" svg:x="-0.942cm" svg:y="-1.45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14" svg:x1="-0.032cm" svg:y1="23.171cm" svg:x2="-0.03cm" svg:y2="24.658cm"><text:p/></draw:line><draw:line draw:name="Line 13" draw:style-name="gr3" draw:text-style-name="P14" svg:x1="-0.933cm" svg:y1="23.153cm" svg:x2="17.411cm" svg:y2="23.155cm"><text:p/></draw:line><draw:line draw:name="Line 14" draw:style-name="gr3" draw:text-style-name="P14" svg:x1="1.063cm" svg:y1="23.18cm" svg:x2="1.065cm" svg:y2="27.188cm"><text:p/></draw:line><draw:line draw:name="Line 15" draw:style-name="gr3" draw:text-style-name="P14" svg:x1="3.575cm" svg:y1="23.18cm" svg:x2="3.577cm" svg:y2="27.188cm"><text:p/></draw:line><draw:line draw:name="Line 16" draw:style-name="gr3" draw:text-style-name="P14" svg:x1="5.082cm" svg:y1="23.18cm" svg:x2="5.084cm" svg:y2="27.188cm"><text:p/></draw:line><draw:line draw:name="Line 17" draw:style-name="gr3" draw:text-style-name="P14" svg:x1="6.087cm" svg:y1="23.171cm" svg:x2="6.089cm" svg:y2="27.178cm"><text:p/></draw:line><draw:line draw:name="Line 18" draw:style-name="gr3" draw:text-style-name="P14" svg:x1="13.617cm" svg:y1="24.684cm" svg:x2="13.621cm" svg:y2="25.677cm"><text:p/></draw:line><draw:line draw:name="Line 19" draw:style-name="gr4" draw:text-style-name="P14" svg:x1="-0.933cm" svg:y1="26.19cm" svg:x2="6.069cm" svg:y2="26.194cm"><text:p/></draw:line><draw:line draw:name="Line 20" draw:style-name="gr4" draw:text-style-name="P14" svg:x1="-0.933cm" svg:y1="26.697cm" svg:x2="6.069cm" svg:y2="26.697cm"><text:p/></draw:line><draw:custom-shape draw:name="Rectangle 21" draw:style-name="gr5" draw:text-style-name="P16" svg:width="0.809cm" svg:height="0.444cm" svg:x="-0.893cm" svg:y="24.213cm"><text:p text:style-name="P15"><text:span text:style-name="T3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6" svg:width="1.01cm" svg:height="0.444cm" svg:x="0.025cm" svg:y="24.213cm"><text:p text:style-name="P15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6" svg:width="2.364cm" svg:height="0.444cm" svg:x="1.139cm" svg:y="24.213cm"><text:p text:style-name="P15"><text:span text:style-name="T3">№ </text:span><text:span text:style-name="T3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6" svg:width="1.41cm" svg:height="0.444cm" svg:x="3.635cm" svg:y="24.213cm"><text:p text:style-name="P15"><text:span text:style-name="T3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6" svg:width="0.918cm" svg:height="0.444cm" svg:x="5.124cm" svg:y="24.213cm"><text:p text:style-name="P15"><text:span text:style-name="T3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16" svg:width="1.352cm" svg:height="0.444cm" svg:x="13.693cm" svg:y="24.707cm"><text:p text:style-name="P15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0" draw:text-style-name="P16" svg:width="1.352cm" svg:height="0.444cm" svg:x="13.693cm" svg:y="25.23cm"><text:p text:style-name="P15"><text:span text:style-name="T3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1" draw:text-style-name="P17" svg:width="11.17cm" svg:height="0.683cm" svg:x="6.186cm" svg:y="23.594cm"><text:p text:style-name="P15"><text:span text:style-name="T4">БДАС.450102.002 Д1</text:span></text:p><text:p text:style-name="P15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14" svg:x1="-0.931cm" svg:y1="24.669cm" svg:x2="17.413cm" svg:y2="24.671cm"><text:p/></draw:line><draw:line draw:name="Line 30" draw:style-name="gr3" draw:text-style-name="P14" svg:x1="-0.919cm" svg:y1="24.169cm" svg:x2="6.081cm" svg:y2="24.171cm"><text:p/></draw:line><draw:line draw:name="Line 31" draw:style-name="gr4" draw:text-style-name="P14" svg:x1="-0.933cm" svg:y1="23.661cm" svg:x2="6.069cm" svg:y2="23.663cm"><text:p/></draw:line><draw:line draw:name="Line 32" draw:style-name="gr4" draw:text-style-name="P14" svg:x1="-0.933cm" svg:y1="25.682cm" svg:x2="6.069cm" svg:y2="25.682cm"><text:p/></draw:line><draw:line draw:name="Line 33" draw:style-name="gr4" draw:text-style-name="P14" svg:x1="-0.933cm" svg:y1="25.175cm" svg:x2="6.069cm" svg:y2="25.177cm"><text:p/></draw:line><draw:g draw:name="Group 34" draw:style-name="gr12"><draw:custom-shape draw:name="Rectangle 35" draw:style-name="gr13" draw:text-style-name="P19" svg:width="3.537cm" svg:height="0.444cm" svg:x="-0.907cm" svg:y="24.721cm"><text:p text:style-name="P18"><text:span text:style-name="T3"><text:s/></text:span><text:span text:style-name="T3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4" draw:text-style-name="P20" svg:width="4.278cm" svg:height="0.444cm" svg:x="2.806cm" svg:y="24.721cm"><text:p text:style-name="P18"><text:span text:style-name="T6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2"><draw:custom-shape draw:name="Rectangle 38" draw:style-name="gr15" draw:text-style-name="P19" svg:width="1.953cm" svg:height="0.442cm" svg:x="-0.907cm" svg:y="25.218cm"><text:p text:style-name="P18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19" svg:width="2.364cm" svg:height="0.442cm" svg:x="1.139cm" svg:y="25.218cm"><text:p text:style-name="P18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2"><draw:custom-shape draw:name="Rectangle 41" draw:style-name="gr17" draw:text-style-name="P19" svg:width="1.953cm" svg:height="0.444cm" svg:x="-0.907cm" svg:y="25.726cm"><text:p text:style-name="P18"><text:span text:style-name="T3"><text:s/></text:span><text:span text:style-name="T3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8" draw:text-style-name="P14" svg:width="2.364cm" svg:height="0.444cm" svg:x="1.139cm" svg:y="25.7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2"><draw:custom-shape draw:name="Rectangle 44" draw:style-name="gr17" draw:text-style-name="P19" svg:width="1.953cm" svg:height="0.444cm" svg:x="-0.907cm" svg:y="26.222cm"><text:p text:style-name="P18"><text:span text:style-name="T3"><text:s/></text:span><text:span text:style-name="T3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7" draw:text-style-name="P19" svg:width="2.364cm" svg:height="0.444cm" svg:x="1.139cm" svg:y="26.222cm"><text:p text:style-name="P18"><text:span text:style-name="T3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2"><draw:custom-shape draw:name="Rectangle 47" draw:style-name="gr17" draw:text-style-name="P19" svg:width="1.953cm" svg:height="0.444cm" svg:x="-0.907cm" svg:y="26.716cm"><text:p text:style-name="P18"><text:span text:style-name="T3"><text:s/></text:span><text:span text:style-name="T3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9" svg:width="2.364cm" svg:height="0.444cm" svg:x="1.139cm" svg:y="26.716cm"><text:p text:style-name="P18"><text:span text:style-name="T3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14" svg:x1="12.11cm" svg:y1="24.684cm" svg:x2="12.112cm" svg:y2="27.178cm"><text:p/></draw:line><draw:custom-shape draw:name="Rectangle 50" draw:style-name="gr19" draw:text-style-name="P21" svg:width="5.781cm" svg:height="2.306cm" svg:x="6.212cm" svg:y="24.786cm"><text:p text:style-name="P15"><text:span text:style-name="T7">Праграмнае мадэліраванне</text:span><text:span text:style-name="T7"><text:line-break/></text:span><text:span text:style-name="T7">размеркавання патокау</text:span><text:span text:style-name="T7"><text:line-break/></text:span><text:span text:style-name="T7">трафіка у сетках SD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14" svg:x1="12.123cm" svg:y1="25.176cm" svg:x2="17.421cm" svg:y2="25.178cm"><text:p/></draw:line><draw:line draw:name="Line 52" draw:style-name="gr3" draw:text-style-name="P14" svg:x1="12.122cm" svg:y1="25.682cm" svg:x2="17.422cm" svg:y2="25.686cm"><text:p/></draw:line><draw:line draw:name="Line 53" draw:style-name="gr3" draw:text-style-name="P14" svg:x1="15.124cm" svg:y1="24.684cm" svg:x2="15.128cm" svg:y2="25.677cm"><text:p/></draw:line><draw:custom-shape draw:name="Rectangle 54" draw:style-name="gr20" draw:text-style-name="P16" svg:width="1.354cm" svg:height="0.444cm" svg:x="12.192cm" svg:y="24.707cm"><text:p text:style-name="P15"><text:span text:style-name="T3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16" svg:width="2.133cm" svg:height="0.444cm" svg:x="15.208cm" svg:y="24.707cm"><text:p text:style-name="P15"><text:span text:style-name="T3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2" draw:text-style-name="P23" svg:width="2.133cm" svg:height="0.442cm" svg:x="15.221cm" svg:y="25.232cm"><text:p text:style-name="P22"><text:span text:style-name="T8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14" svg:x1="12.612cm" svg:y1="25.189cm" svg:x2="12.614cm" svg:y2="25.673cm"><text:p/></draw:line><draw:line draw:name="Line 58" draw:style-name="gr4" draw:text-style-name="P14" svg:x1="13.113cm" svg:y1="25.191cm" svg:x2="13.115cm" svg:y2="25.675cm"><text:p/></draw:line><draw:custom-shape draw:name="Rectangle 59" draw:style-name="gr23" draw:text-style-name="P17" svg:width="5.15cm" svg:height="0.63cm" svg:x="12.192cm" svg:y="26.086cm"><text:p text:style-name="P15"><text:span text:style-name="T9">БДАС СП-741 </text:span></text:p><text:p text:style-name="P15"><text:span text:style-name="T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2"><draw:custom-shape draw:name="Rectangle 38" draw:style-name="gr15" draw:text-style-name="P19" svg:width="1.953cm" svg:height="0.442cm" svg:x="-0.907cm" svg:y="25.218cm"><text:p text:style-name="P18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19" svg:width="2.364cm" svg:height="0.442cm" svg:x="1.139cm" svg:y="25.218cm"><text:p text:style-name="P18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text:bookmark-start text:name="_Toc514758680"/><text:span text:style-name="T1">Д</text:span><text:bookmark-end text:name="_Toc514758680"/><text:span text:style-name="T1">АДАТАК </text:span><text:span text:style-name="T2">А</text:span></text:h>
      <text:h text:style-name="P4" text:outline-level="1"><text:span text:style-name="T2"/></text:h>
      <text:h text:style-name="P3" text:outline-level="1"><text:span text:style-name="T2">З</text:span><text:span text:style-name="T1">ыходны код класа Router</text:span></text:h>
      <text:h text:style-name="P3" text:outline-level="1"><text:span text:style-name="T1"/></text:h>
      <text:p text:style-name="P1">import paramiko</text:p>
      <text:p text:style-name="P1">import requests</text:p>
      <text:p text:style-name="P1">import json</text:p>
      <text:p text:style-name="P1"/>
      <text:p text:style-name="P1">from interface import Interface</text:p>
      <text:p text:style-name="P1"/>
      <text:p text:style-name="P1">requests.packages.urllib3.disable_warnings()</text:p>
      <text:p text:style-name="P1"/>
      <text:p text:style-name="P1">class Router:</text:p>
      <text:p text:style-name="P1"><text:s text:c="4"/>def __init__(self, host, username, password):</text:p>
      <text:p text:style-name="P1"><text:s text:c="8"/>self.host = host</text:p>
      <text:p text:style-name="P1"><text:s text:c="8"/>self.username = username</text:p>
      <text:p text:style-name="P1"><text:s text:c="8"/>self.password = password</text:p>
      <text:p text:style-name="P1"><text:s text:c="8"/>self.interfaces = self._set_interfaces()</text:p>
      <text:p text:style-name="P1"/>
      <text:p text:style-name="P1"><text:s text:c="4"/>def get_host(self):</text:p>
      <text:p text:style-name="P1"><text:s text:c="8"/>return self.host</text:p>
      <text:p text:style-name="P1"/>
      <text:p text:style-name="P1"><text:s text:c="4"/>def _set_interfaces(self):</text:p>
      <text:p text:style-name="P1"><text:s text:c="8"/>interface_names = self.get_interface_names()</text:p>
      <text:p text:style-name="P1"/>
      <text:p text:style-name="P1"><text:s text:c="8"/>interfaces = []</text:p>
      <text:p text:style-name="P1"><text:s text:c="8"/>for interface_name in interface_names:</text:p>
      <text:p text:style-name="P1"><text:s text:c="12"/>txload = self.get_interface_txload(interface_name)</text:p>
      <text:p text:style-name="P1"><text:s text:c="12"/>interfaces.append(Interface(interface_name, txload))</text:p>
      <text:p text:style-name="P1"/>
      <text:p text:style-name="P2"><text:s text:c="8"/>return interfaces</text:p>
      <text:h text:style-name="P6" text:outline-level="1"><draw:g text:anchor-type="paragraph" draw:z-index="1" draw:style-name="gr24"><draw:line draw:name="Line 18" draw:style-name="gr3" draw:text-style-name="P14" svg:x1="15.928cm" svg:y1="25.675cm" svg:x2="15.937cm" svg:y2="27.189cm"><text:p/></draw:line><draw:g draw:style-name="gr12"><draw:line draw:name="Line 17" draw:style-name="gr3" draw:text-style-name="P14" svg:x1="6.049cm" svg:y1="25.691cm" svg:x2="6.053cm" svg:y2="27.174cm"><text:p/></draw:line><draw:g draw:style-name="gr12"><draw:line draw:name="Line 16" draw:style-name="gr3" draw:text-style-name="P14" svg:x1="5.051cm" svg:y1="25.675cm" svg:x2="5.051cm" svg:y2="27.165cm"><text:p/></draw:line><draw:g draw:style-name="gr12"><draw:g draw:style-name="gr12"><draw:line draw:name="Line 12" draw:style-name="gr3" draw:text-style-name="P14" svg:x1="-0.044cm" svg:y1="25.691cm" svg:x2="-0.042cm" svg:y2="27.174cm"><text:p/></draw:line><draw:line draw:name="Line 13" draw:style-name="gr3" draw:text-style-name="P14" svg:x1="-0.942cm" svg:y1="25.678cm" svg:x2="17.33cm" svg:y2="25.68cm"><text:p/></draw:line><draw:line draw:name="Line 14" draw:style-name="gr3" draw:text-style-name="P14" svg:x1="1.046cm" svg:y1="25.705cm" svg:x2="1.048cm" svg:y2="27.175cm"><text:p/></draw:line><draw:line draw:name="Line 15" draw:style-name="gr3" draw:text-style-name="P14" svg:x1="3.549cm" svg:y1="25.705cm" svg:x2="3.549cm" svg:y2="27.195cm"><text:p/></draw:line><draw:g draw:style-name="gr12"><draw:g draw:style-name="gr12"><draw:custom-shape draw:name="Rectangle 21" draw:style-name="gr25" draw:text-style-name="P16" svg:width="0.807cm" svg:height="0.442cm" svg:x="-0.902cm" svg:y="26.681cm"><text:p text:style-name="P15"><text:span text:style-name="T3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6" draw:text-style-name="P16" svg:width="1.006cm" svg:height="0.442cm" svg:x="0.01cm" svg:y="26.707cm"><text:p text:style-name="P15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7" draw:text-style-name="P16" svg:width="2.354cm" svg:height="0.442cm" svg:x="1.123cm" svg:y="26.707cm"><text:p text:style-name="P15"><text:span text:style-name="T3">№ </text:span><text:span text:style-name="T3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8" draw:text-style-name="P16" svg:width="1.403cm" svg:height="0.442cm" svg:x="3.609cm" svg:y="26.707cm"><text:p text:style-name="P15"><text:span text:style-name="T3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9" draw:text-style-name="P16" svg:width="0.914cm" svg:height="0.442cm" svg:x="5.092cm" svg:y="26.707cm"><text:p text:style-name="P15"><text:span text:style-name="T3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30" draw:text-style-name="P14" svg:width="18.301cm" svg:height="28.6cm" svg:x="-0.951cm" svg:y="-1.4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31" draw:text-style-name="P17" svg:width="9.884cm" svg:height="0.682cm" svg:x="6.053cm" svg:y="26.064cm"><text:p text:style-name="P15"><text:span text:style-name="T4">БДАС.450102.002 Д1</text:span></text:p><text:p text:style-name="P15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4" svg:x1="-0.928cm" svg:y1="26.691cm" svg:x2="6.044cm" svg:y2="26.693cm"><text:p/></draw:line><draw:line draw:name="Line 31" draw:style-name="gr4" draw:text-style-name="P14" svg:x1="-0.942cm" svg:y1="26.18cm" svg:x2="6.032cm" svg:y2="26.182cm"><text:p/></draw:line></draw:g><draw:g draw:style-name="gr12"><draw:line draw:name="Line 51" draw:style-name="gr3" draw:text-style-name="P14" svg:x1="15.926cm" svg:y1="26.363cm" svg:x2="17.348cm" svg:y2="26.365cm"><text:p/></draw:line><draw:custom-shape draw:name="Rectangle 26" draw:style-name="gr32" draw:text-style-name="P16" svg:width="1.348cm" svg:height="0.683cm" svg:x="15.928cm" svg:y="25.778cm"><text:p text:style-name="P15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16" svg:width="1.348cm" svg:height="0.685cm" svg:x="15.928cm" svg:y="26.526cm"><text:p text:style-name="P15"><text:span text:style-name="T3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А</text:h>
      <text:h text:style-name="P11" text:outline-level="1"/>
      <text:h text:style-name="P9" text:outline-level="1">def get_interfaces(self):</text:h>
      <text:h text:style-name="P9" text:outline-level="1"><text:s text:c="8"/>return self.interfaces</text:h>
      <text:h text:style-name="P9" text:outline-level="1"/>
      <text:h text:style-name="P9" text:outline-level="1"><text:s text:c="4"/>def get_interface_names(self):</text:h>
      <text:h text:style-name="P9" text:outline-level="1"><text:s text:c="8"/>url = 'https://{h}/restconf/data/ietf-interfaces:</text:h>
      <text:h text:style-name="P9" text:outline-level="1"><text:s text:c="15"/>interfaces/interface?fields=name'.format(h=self.host)</text:h>
      <text:h text:style-name="P9" text:outline-level="1"/>
      <text:h text:style-name="P9" text:outline-level="1"><text:s text:c="8"/>headers = {'Content-Type': 'application/yang-data+json',</text:h>
      <text:h text:style-name="P9" text:outline-level="1"><text:s text:c="19"/>'Accept': 'application/yang-data+json'}</text:h>
      <text:h text:style-name="P9" text:outline-level="1"/>
      <text:h text:style-name="P9" text:outline-level="1"><text:s text:c="8"/>response = requests.get(url=url,</text:h>
      <text:h text:style-name="P9" text:outline-level="1"><text:s text:c="32"/>auth=(self.username, self.password),</text:h>
      <text:h text:style-name="P9" text:outline-level="1"><text:s text:c="32"/>headers=headers,</text:h>
      <text:h text:style-name="P9" text:outline-level="1"><text:s text:c="32"/>verify=False).json()</text:h>
      <text:h text:style-name="P9" text:outline-level="1"><text:s text:c="4"/></text:h>
      <text:h text:style-name="P9" text:outline-level="1"><text:s text:c="8"/>return [ interface['name'] for interface in response['ietf-interfaces:interface'] ]</text:h>
      <text:h text:style-name="P9" text:outline-level="1"/>
      <text:h text:style-name="P9" text:outline-level="1"><text:s text:c="4"/>def get_interface_txload(self, interface_name):</text:h>
      <text:h text:style-name="P9" text:outline-level="1"><text:s text:c="8"/>ssh = paramiko.SSHClient()</text:h>
      <text:h text:style-name="P9" text:outline-level="1"><text:s text:c="8"/>ssh.set_missing_host_key_policy(paramiko.AutoAddPolicy())</text:h>
      <text:h text:style-name="P9" text:outline-level="1"><text:s text:c="8"/>ssh.connect(self.host, 22, self.username, self.password, look_for_keys=False)</text:h>
      <text:h text:style-name="P9" text:outline-level="1"/>
      <text:h text:style-name="P9" text:outline-level="1"><text:s text:c="8"/>stdin, stdout, stderr = ssh.exec_command(</text:h>
      <text:h text:style-name="P9" text:outline-level="1"><text:s text:c="12"/>'show interfaces {interface_name} | include load'.format(interface_name=interface_name))</text:h>
      <text:h text:style-name="P9" text:outline-level="1"><text:s text:c="8"/>output = stdout.readlines()</text:h>
      <text:h text:style-name="P9" text:outline-level="1"/>
      <text:h text:style-name="P9" text:outline-level="1"><text:s text:c="8"/>ssh.close()</text:h>
      <text:h text:style-name="P9" text:outline-level="1"/>
      <text:h text:style-name="P9" text:outline-level="1"><text:s text:c="8"/>return int('\r\n'.join(output).strip().split(', ')[1].split()[1].split('/')[0])</text:h>
      <text:h text:style-name="P7" text:outline-level="1"><draw:g text:anchor-type="paragraph" draw:z-index="2" draw:style-name="gr24"><draw:line draw:name="Line 18" draw:style-name="gr3" draw:text-style-name="P14" svg:x1="15.928cm" svg:y1="25.688cm" svg:x2="15.937cm" svg:y2="27.201cm"><text:p/></draw:line><draw:g draw:style-name="gr12"><draw:line draw:name="Line 17" draw:style-name="gr3" draw:text-style-name="P14" svg:x1="6.049cm" svg:y1="25.702cm" svg:x2="6.053cm" svg:y2="27.183cm"><text:p/></draw:line><draw:g draw:style-name="gr12"><draw:line draw:name="Line 16" draw:style-name="gr3" draw:text-style-name="P14" svg:x1="5.051cm" svg:y1="25.688cm" svg:x2="5.051cm" svg:y2="27.176cm"><text:p/></draw:line><draw:g draw:style-name="gr12"><draw:g draw:style-name="gr12"><draw:line draw:name="Line 12" draw:style-name="gr3" draw:text-style-name="P14" svg:x1="-0.044cm" svg:y1="25.702cm" svg:x2="-0.042cm" svg:y2="27.183cm"><text:p/></draw:line><draw:line draw:name="Line 13" draw:style-name="gr3" draw:text-style-name="P14" svg:x1="-0.942cm" svg:y1="25.691cm" svg:x2="17.33cm" svg:y2="25.693cm"><text:p/></draw:line><draw:line draw:name="Line 14" draw:style-name="gr3" draw:text-style-name="P14" svg:x1="1.046cm" svg:y1="25.716cm" svg:x2="1.048cm" svg:y2="27.184cm"><text:p/></draw:line><draw:line draw:name="Line 15" draw:style-name="gr3" draw:text-style-name="P14" svg:x1="3.549cm" svg:y1="25.716cm" svg:x2="3.549cm" svg:y2="27.204cm"><text:p/></draw:line><draw:g draw:style-name="gr12"><draw:g draw:style-name="gr12"><draw:custom-shape draw:name="Rectangle 21" draw:style-name="gr34" draw:text-style-name="P16" svg:width="0.807cm" svg:height="0.44cm" svg:x="-0.902cm" svg:y="26.693cm"><text:p text:style-name="P15"><text:span text:style-name="T3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35" draw:text-style-name="P16" svg:width="1.006cm" svg:height="0.44cm" svg:x="0.01cm" svg:y="26.72cm"><text:p text:style-name="P15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36" draw:text-style-name="P16" svg:width="2.354cm" svg:height="0.44cm" svg:x="1.123cm" svg:y="26.72cm"><text:p text:style-name="P15"><text:span text:style-name="T3">№ </text:span><text:span text:style-name="T3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37" draw:text-style-name="P16" svg:width="1.403cm" svg:height="0.44cm" svg:x="3.609cm" svg:y="26.72cm"><text:p text:style-name="P15"><text:span text:style-name="T3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38" draw:text-style-name="P16" svg:width="0.914cm" svg:height="0.44cm" svg:x="5.092cm" svg:y="26.72cm"><text:p text:style-name="P15"><text:span text:style-name="T3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39" draw:text-style-name="P14" svg:width="18.301cm" svg:height="28.567cm" svg:x="-0.951cm" svg:y="-1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31" draw:text-style-name="P17" svg:width="9.884cm" svg:height="0.682cm" svg:x="6.053cm" svg:y="26.076cm"><text:p text:style-name="P15"><text:span text:style-name="T4">БДАС.450102.002 Д1</text:span></text:p><text:p text:style-name="P15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4" svg:x1="-0.928cm" svg:y1="26.702cm" svg:x2="6.044cm" svg:y2="26.704cm"><text:p/></draw:line><draw:line draw:name="Line 31" draw:style-name="gr4" draw:text-style-name="P14" svg:x1="-0.942cm" svg:y1="26.191cm" svg:x2="6.032cm" svg:y2="26.193cm"><text:p/></draw:line></draw:g><draw:g draw:style-name="gr12"><draw:line draw:name="Line 51" draw:style-name="gr3" draw:text-style-name="P14" svg:x1="15.926cm" svg:y1="26.373cm" svg:x2="17.348cm" svg:y2="26.375cm"><text:p/></draw:line><draw:custom-shape draw:name="Rectangle 26" draw:style-name="gr32" draw:text-style-name="P16" svg:width="1.348cm" svg:height="0.683cm" svg:x="15.928cm" svg:y="25.79cm"><text:p text:style-name="P15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16" svg:width="1.348cm" svg:height="0.685cm" svg:x="15.928cm" svg:y="26.536cm"><text:p text:style-name="P15"><text:span text:style-name="T3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А</text:h>
      <text:h text:style-name="P12" text:outline-level="1"/>
      <text:h text:style-name="P10" text:outline-level="1"><text:s text:c="4"/>def restart_eigrp(self):</text:h>
      <text:h text:style-name="P10" text:outline-level="1"><text:s text:c="8"/>self._disable_eigrp()</text:h>
      <text:h text:style-name="P10" text:outline-level="1"><text:s text:c="8"/>self._enable_eigrp()</text:h>
      <text:h text:style-name="P10" text:outline-level="1"/>
      <text:h text:style-name="P10" text:outline-level="1"><text:s text:c="4"/>def _enable_eigrp(self):</text:h>
      <text:h text:style-name="P10" text:outline-level="1"><text:s text:c="8"/>url = "https://{host}/restconf/data/Cisco-IOS-XE-native:</text:h>
      <text:h text:style-name="P10" text:outline-level="1"><text:s text:c="15"/>native/router/router-eigrp/eigrp/classic-mode=1?fields=shutdown"</text:h>
      <text:h text:style-name="P10" text:outline-level="1"><text:s text:c="12"/>.format(host=self.host)</text:h>
      <text:h text:style-name="P10" text:outline-level="1"/>
      <text:h text:style-name="P10" text:outline-level="1"><text:s text:c="8"/>headers = {'Content-Type': 'application/yang-data+json'}</text:h>
      <text:h text:style-name="P10" text:outline-level="1"/>
      <text:h text:style-name="P10" text:outline-level="1"><text:s text:c="8"/>patch_data = '''</text:h>
      <text:h text:style-name="P10" text:outline-level="1"><text:s text:c="12"/>{</text:h>
      <text:h text:style-name="P10" text:outline-level="1"><text:s text:c="16"/>"Cisco-IOS-XE-eigrp:classic-mode": {</text:h>
      <text:h text:style-name="P10" text:outline-level="1"><text:s text:c="20"/>"shutdown": false</text:h>
      <text:h text:style-name="P10" text:outline-level="1"><text:s text:c="16"/>}</text:h>
      <text:h text:style-name="P10" text:outline-level="1"><text:s text:c="12"/>}</text:h>
      <text:h text:style-name="P10" text:outline-level="1"><text:s text:c="8"/>'''</text:h>
      <text:h text:style-name="P10" text:outline-level="1"/>
      <text:h text:style-name="P10" text:outline-level="1"><text:s text:c="8"/>requests.patch(url=url,</text:h>
      <text:h text:style-name="P10" text:outline-level="1"><text:s text:c="23"/>data=patch_data,</text:h>
      <text:h text:style-name="P10" text:outline-level="1"><text:s text:c="23"/>auth=(self.username, self.password),</text:h>
      <text:h text:style-name="P10" text:outline-level="1"><text:s text:c="23"/>headers=headers,</text:h>
      <text:h text:style-name="P10" text:outline-level="1"><text:s text:c="23"/>verify=False)</text:h>
      <text:h text:style-name="P8" text:outline-level="1"><draw:g text:anchor-type="paragraph" draw:z-index="3" draw:style-name="gr24"><draw:line draw:name="Line 18" draw:style-name="gr3" draw:text-style-name="P14" svg:x1="15.928cm" svg:y1="25.663cm" svg:x2="15.937cm" svg:y2="27.177cm"><text:p/></draw:line><draw:g draw:style-name="gr12"><draw:line draw:name="Line 17" draw:style-name="gr3" draw:text-style-name="P14" svg:x1="6.049cm" svg:y1="25.677cm" svg:x2="6.053cm" svg:y2="27.16cm"><text:p/></draw:line><draw:g draw:style-name="gr12"><draw:line draw:name="Line 16" draw:style-name="gr3" draw:text-style-name="P14" svg:x1="5.051cm" svg:y1="25.663cm" svg:x2="5.051cm" svg:y2="27.153cm"><text:p/></draw:line><draw:g draw:style-name="gr12"><draw:g draw:style-name="gr12"><draw:line draw:name="Line 12" draw:style-name="gr3" draw:text-style-name="P14" svg:x1="-0.044cm" svg:y1="25.677cm" svg:x2="-0.042cm" svg:y2="27.16cm"><text:p/></draw:line><draw:line draw:name="Line 13" draw:style-name="gr3" draw:text-style-name="P14" svg:x1="-0.942cm" svg:y1="25.666cm" svg:x2="17.33cm" svg:y2="25.668cm"><text:p/></draw:line><draw:line draw:name="Line 14" draw:style-name="gr3" draw:text-style-name="P14" svg:x1="1.046cm" svg:y1="25.691cm" svg:x2="1.048cm" svg:y2="27.161cm"><text:p/></draw:line><draw:line draw:name="Line 15" draw:style-name="gr3" draw:text-style-name="P14" svg:x1="3.549cm" svg:y1="25.691cm" svg:x2="3.549cm" svg:y2="27.181cm"><text:p/></draw:line><draw:g draw:style-name="gr12"><draw:g draw:style-name="gr12"><draw:custom-shape draw:name="Rectangle 21" draw:style-name="gr25" draw:text-style-name="P16" svg:width="0.807cm" svg:height="0.442cm" svg:x="-0.902cm" svg:y="26.668cm"><text:p text:style-name="P15"><text:span text:style-name="T3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6" draw:text-style-name="P16" svg:width="1.006cm" svg:height="0.442cm" svg:x="0.01cm" svg:y="26.695cm"><text:p text:style-name="P15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7" draw:text-style-name="P16" svg:width="2.354cm" svg:height="0.442cm" svg:x="1.123cm" svg:y="26.695cm"><text:p text:style-name="P15"><text:span text:style-name="T3">№ </text:span><text:span text:style-name="T3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8" draw:text-style-name="P16" svg:width="1.403cm" svg:height="0.442cm" svg:x="3.609cm" svg:y="26.695cm"><text:p text:style-name="P15"><text:span text:style-name="T3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9" draw:text-style-name="P16" svg:width="0.914cm" svg:height="0.442cm" svg:x="5.092cm" svg:y="26.695cm"><text:p text:style-name="P15"><text:span text:style-name="T3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0" draw:text-style-name="P14" svg:width="18.301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1" draw:text-style-name="P17" svg:width="9.884cm" svg:height="0.68cm" svg:x="6.053cm" svg:y="26.053cm"><text:p text:style-name="P15"><text:span text:style-name="T4">БДАС.450102.002 Д1</text:span></text:p><text:p text:style-name="P15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4" svg:x1="-0.928cm" svg:y1="26.679cm" svg:x2="6.044cm" svg:y2="26.681cm"><text:p/></draw:line><draw:line draw:name="Line 31" draw:style-name="gr4" draw:text-style-name="P14" svg:x1="-0.942cm" svg:y1="26.167cm" svg:x2="6.032cm" svg:y2="26.169cm"><text:p/></draw:line></draw:g><draw:g draw:style-name="gr12"><draw:line draw:name="Line 51" draw:style-name="gr3" draw:text-style-name="P14" svg:x1="15.926cm" svg:y1="26.349cm" svg:x2="17.348cm" svg:y2="26.351cm"><text:p/></draw:line><draw:custom-shape draw:name="Rectangle 26" draw:style-name="gr33" draw:text-style-name="P16" svg:width="1.348cm" svg:height="0.685cm" svg:x="15.928cm" svg:y="25.765cm"><text:p text:style-name="P15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16" svg:width="1.348cm" svg:height="0.685cm" svg:x="15.928cm" svg:y="26.513cm"><text:p text:style-name="P15"><text:span text:style-name="T3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А</text:h>
      <text:h text:style-name="P13" text:outline-level="1"/>
      <text:h text:style-name="P10" text:outline-level="1"><text:s text:c="4"/>def _disable_eigrp(self):</text:h>
      <text:h text:style-name="P10" text:outline-level="1"><text:s text:c="8"/>url = "https://{host}/restconf/data/Cisco-IOS-XE-native:</text:h>
      <text:h text:style-name="P10" text:outline-level="1"><text:s text:c="15"/>native/router/router-eigrp/eigrp/classic-mode=1?fields=shutdown"</text:h>
      <text:h text:style-name="P10" text:outline-level="1"><text:s text:c="12"/>.format(host=self.host)</text:h>
      <text:h text:style-name="P10" text:outline-level="1"/>
      <text:h text:style-name="P10" text:outline-level="1"><text:s text:c="8"/>headers = {'Content-Type': 'application/yang-data+json'}</text:h>
      <text:h text:style-name="P10" text:outline-level="1"/>
      <text:h text:style-name="P10" text:outline-level="1"><text:s text:c="8"/>patch_data = '''</text:h>
      <text:h text:style-name="P10" text:outline-level="1"><text:s text:c="12"/>{</text:h>
      <text:h text:style-name="P10" text:outline-level="1"><text:s text:c="16"/>"Cisco-IOS-XE-eigrp:classic-mode": {</text:h>
      <text:h text:style-name="P10" text:outline-level="1"><text:s text:c="20"/>"shutdown": true</text:h>
      <text:h text:style-name="P10" text:outline-level="1"><text:s text:c="16"/>}</text:h>
      <text:h text:style-name="P10" text:outline-level="1"><text:s text:c="12"/>}</text:h>
      <text:h text:style-name="P10" text:outline-level="1"><text:s text:c="8"/>'''</text:h>
      <text:h text:style-name="P10" text:outline-level="1"/>
      <text:h text:style-name="P10" text:outline-level="1"><text:s text:c="8"/>requests.patch(url=url,</text:h>
      <text:h text:style-name="P10" text:outline-level="1"><text:s text:c="23"/>data=patch_data,</text:h>
      <text:h text:style-name="P10" text:outline-level="1"><text:s text:c="23"/>auth=(self.username, self.password),</text:h>
      <text:h text:style-name="P10" text:outline-level="1"><text:s text:c="23"/>headers=headers,</text:h>
      <text:h text:style-name="P10" text:outline-level="1"><text:s text:c="23"/>verify=False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56</meta:editing-cycles>
    <meta:creation-date>2020-05-29T13:01:00</meta:creation-date>
    <dc:date>2020-06-09T21:04:00.696865300</dc:date>
    <meta:editing-duration>PT1H49M50S</meta:editing-duration>
    <meta:generator>LibreOffice/6.1.5.2$Linux_X86_64 LibreOffice_project/10$Build-2</meta:generator>
    <meta:document-statistic meta:table-count="0" meta:image-count="0" meta:object-count="0" meta:page-count="4" meta:paragraph-count="84" meta:word-count="189" meta:character-count="3275" meta:non-whitespace-character-count="23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